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margin-left="-5.715cm" fo:margin-right="0cm" fo:text-align="start" style:justify-single-word="false" fo:text-indent="5.715cm" style:auto-text-indent="false"/>
      <style:text-properties fo:color="#c9211e" loext:opacity="100%" fo:font-size="20pt" style:text-underline-style="solid" style:text-underline-width="auto" style:text-underline-color="font-color" fo:font-weight="bold" officeooo:rsid="0023ef0f" officeooo:paragraph-rsid="00265e9f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officeooo:paragraph-rsid="001aaef1" style:font-size-asian="20pt" style:font-size-complex="20pt"/>
    </style:style>
    <style:style style:name="P3" style:family="paragraph" style:parent-style-name="Standard">
      <style:text-properties fo:font-size="16pt" officeooo:paragraph-rsid="001c3711" style:font-size-asian="16pt" style:font-size-complex="16pt"/>
    </style:style>
    <style:style style:name="P4" style:family="paragraph" style:parent-style-name="Standard">
      <style:text-properties fo:font-size="16pt" officeooo:rsid="001f9c93" officeooo:paragraph-rsid="001f9c93" style:font-size-asian="16pt" style:font-size-complex="16pt"/>
    </style:style>
    <style:style style:name="P5" style:family="paragraph" style:parent-style-name="Standard">
      <style:text-properties fo:font-size="16pt" officeooo:rsid="001f9c93" officeooo:paragraph-rsid="00283d02" style:font-size-asian="16pt" style:font-size-complex="16pt"/>
    </style:style>
    <style:style style:name="P6" style:family="paragraph" style:parent-style-name="Standard">
      <style:text-properties fo:font-size="16pt" officeooo:rsid="0023ef0f" officeooo:paragraph-rsid="0023ef0f" style:font-size-asian="16pt" style:font-size-complex="16pt"/>
    </style:style>
    <style:style style:name="P7" style:family="paragraph" style:parent-style-name="Standard">
      <style:text-properties fo:font-size="16pt" officeooo:rsid="0023ef0f" officeooo:paragraph-rsid="002f61b5" style:font-size-asian="16pt" style:font-size-complex="16pt"/>
    </style:style>
    <style:style style:name="P8" style:family="paragraph" style:parent-style-name="Standard">
      <style:text-properties fo:font-size="16pt" officeooo:paragraph-rsid="00283d02" style:font-size-asian="16pt" style:font-size-complex="16pt"/>
    </style:style>
    <style:style style:name="P9" style:family="paragraph" style:parent-style-name="Standard">
      <style:text-properties fo:font-size="16pt" officeooo:rsid="002f61b5" officeooo:paragraph-rsid="002f61b5" style:font-size-asian="16pt" style:font-size-complex="16pt"/>
    </style:style>
    <style:style style:name="P10" style:family="paragraph" style:parent-style-name="Standard">
      <style:text-properties fo:font-size="16pt" officeooo:rsid="00309eef" officeooo:paragraph-rsid="00309eef" style:font-size-asian="16pt" style:font-size-complex="16pt"/>
    </style:style>
    <style:style style:name="P11" style:family="paragraph" style:parent-style-name="Standard">
      <style:text-properties fo:font-size="16pt" officeooo:rsid="0031fe1e" officeooo:paragraph-rsid="0031fe1e" style:font-size-asian="16pt" style:font-size-complex="16pt"/>
    </style:style>
    <style:style style:name="P12" style:family="paragraph" style:parent-style-name="Standard">
      <style:text-properties fo:font-size="16pt" officeooo:rsid="001f9c93" officeooo:paragraph-rsid="001f9c93" style:font-size-asian="16pt" style:font-size-complex="16pt"/>
    </style:style>
    <style:style style:name="P13" style:family="paragraph" style:parent-style-name="Standard">
      <style:text-properties fo:font-size="16pt" officeooo:rsid="001f9c93" officeooo:paragraph-rsid="003d7c8a" style:font-size-asian="16pt" style:font-size-complex="16pt"/>
    </style:style>
    <style:style style:name="P14" style:family="paragraph" style:parent-style-name="Standard">
      <style:text-properties fo:font-size="16pt" officeooo:rsid="003ef8c0" officeooo:paragraph-rsid="003ef8c0" style:font-size-asian="16pt" style:font-size-complex="16pt"/>
    </style:style>
    <style:style style:name="T1" style:family="text">
      <style:text-properties officeooo:rsid="0023ef0f"/>
    </style:style>
    <style:style style:name="T2" style:family="text">
      <style:text-properties officeooo:rsid="0025693a"/>
    </style:style>
    <style:style style:name="T3" style:family="text">
      <style:text-properties style:font-name="Comic Sans MS" fo:font-size="24pt" style:text-underline-style="none" style:font-size-asian="24pt" style:font-size-complex="24pt"/>
    </style:style>
    <style:style style:name="T4" style:family="text">
      <style:text-properties style:font-name="Comic Sans MS" fo:font-size="24pt" style:font-size-asian="24pt" style:font-size-complex="24pt"/>
    </style:style>
    <style:style style:name="T5" style:family="text">
      <style:text-properties officeooo:rsid="00265e9f"/>
    </style:style>
    <style:style style:name="T6" style:family="text">
      <style:text-properties officeooo:rsid="002ae509"/>
    </style:style>
    <style:style style:name="T7" style:family="text">
      <style:text-properties officeooo:rsid="002c09bd"/>
    </style:style>
    <style:style style:name="T8" style:family="text">
      <style:text-properties officeooo:rsid="002dc7bc"/>
    </style:style>
    <style:style style:name="T9" style:family="text">
      <style:text-properties officeooo:rsid="002f61b5"/>
    </style:style>
    <style:style style:name="T10" style:family="text">
      <style:text-properties officeooo:rsid="00309eef"/>
    </style:style>
    <style:style style:name="T11" style:family="text">
      <style:text-properties officeooo:rsid="0031fe1e"/>
    </style:style>
    <style:style style:name="T12" style:family="text">
      <style:text-properties officeooo:rsid="0033be35"/>
    </style:style>
    <style:style style:name="T13" style:family="text">
      <style:text-properties officeooo:rsid="003546e4"/>
    </style:style>
    <style:style style:name="T14" style:family="text">
      <style:text-properties officeooo:rsid="0035a397"/>
    </style:style>
    <style:style style:name="T15" style:family="text">
      <style:text-properties officeooo:rsid="00360f21"/>
    </style:style>
    <style:style style:name="T16" style:family="text">
      <style:text-properties officeooo:rsid="00366339"/>
    </style:style>
    <style:style style:name="T17" style:family="text">
      <style:text-properties officeooo:rsid="00384846"/>
    </style:style>
    <style:style style:name="T18" style:family="text">
      <style:text-properties officeooo:rsid="003a21ac"/>
    </style:style>
    <style:style style:name="T19" style:family="text">
      <style:text-properties officeooo:rsid="003acf8a"/>
    </style:style>
    <style:style style:name="T20" style:family="text">
      <style:text-properties officeooo:rsid="003b8484"/>
    </style:style>
    <style:style style:name="T21" style:family="text">
      <style:text-properties officeooo:rsid="003db0dd"/>
    </style:style>
    <style:style style:name="T22" style:family="text">
      <style:text-properties officeooo:rsid="003fd7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Page de garde</text:p>
      <text:p text:style-name="P2">- Page de remerciement</text:p>
      <text:p text:style-name="P2">- Page de sommaire (table de matière)</text:p>
      <text:p text:style-name="P2">- Page avec résumé en Français</text:p>
      <text:p text:style-name="P2">- Page avec résumé en Anglas</text:p>
      <text:p text:style-name="P2">- Introduction</text:p>
      <text:p text:style-name="P2">- Ici vous allez insérer toutes les sections des étapes précédentes (1 jusqu’à la 6)</text:p>
      <text:p text:style-name="P2"/>
      <text:p text:style-name="P2">1. CAHIER DES CHARGES</text:p>
      <text:p text:style-name="P2"/>
      <text:p text:style-name="P3">- Vous devez développer un cahier des charges détaillé : il doit décrire l’application, ses fonctionnalités, les utilisateurs, les données à stocker la BDD</text:p>
      <text:p text:style-name="P3"/>
      <text:p text:style-name="P1"><text:span text:style-name="T4">Cahier des charges </text:span><text:span text:style-name="T3">:</text:span></text:p>
      <text:p text:style-name="P6"/>
      <text:p text:style-name="P7">L’application que nous allons créer est <text:span text:style-name="T6">un s</text:span><text:span text:style-name="T7">ite web </text:span><text:span text:style-name="T10">pour notre propre </text:span><text:span text:style-name="T7">cinéma </text:span></text:p>
      <text:p text:style-name="P10">Notre site offre pour services :</text:p>
      <text:p text:style-name="P10"/>
      <text:p text:style-name="P7"><text:span text:style-name="T10">La création d’</text:span>un compte <text:span text:style-name="T9">utilisateur </text:span><text:span text:style-name="T11">permettant à celui-ci d’acheter des places, réserver une place dans un cinéma, donner son avis, et avoir une page utilisateur</text:span></text:p>
      <text:p text:style-name="P7"><text:span text:style-name="T9">A</text:span>cheter des places.</text:p>
      <text:p text:style-name="P14">Noter le film</text:p>
      <text:p text:style-name="P9">R<text:span text:style-name="T10">é</text:span>server <text:span text:style-name="T10">x place(s) disponible pour une séance spécifique </text:span><text:span text:style-name="T12">afin que l’utilisateur puisse s’installer confortablement sans le stress qu’il n’y ait plus de places .</text:span></text:p>
      <text:p text:style-name="P11">Présenter les dernières nouveautés <text:span text:style-name="T12">en tête de page afin de promouvoir les derniers films.</text:span></text:p>
      <text:p text:style-name="P11">Trier par Prix(en fonction du jour), genre, villes, recommandations <text:span text:style-name="T12">pour une meilleure expérience utilisateur.</text:span></text:p>
      <text:p text:style-name="P6"/>
      <text:p text:style-name="P6">Les données à stocker dans la BDD seront les utilisateurs, les films, l<text:span text:style-name="T5">es salles de cinéma, les séances...</text:span></text:p>
      <text:p text:style-name="P4"><text:soft-page-break/></text:p>
      <text:p text:style-name="P8">Faire l’analyse des besoins via le diagramme UML Cas d’utilisation </text:p>
      <text:p text:style-name="P8">Puis chaque cas d’utilisateur sera décrit par un diagrammes de séquences </text:p>
      <text:p text:style-name="P5">Star UML </text:p>
      <text:p text:style-name="P5"/>
      <text:p text:style-name="P5"/>
      <text:p text:style-name="P5"/>
      <text:p text:style-name="P5"/>
      <text:p text:style-name="P4"/>
      <text:p text:style-name="P4">Site de cinéma :</text:p>
      <text:p text:style-name="P4"/>
      <text:p text:style-name="P4"/>
      <text:p text:style-name="P4"/>
      <text:p text:style-name="P4"/>
      <text:p text:style-name="P4"/>
      <text:p text:style-name="P4">- Utilisateur avec une BDD</text:p>
      <text:p text:style-name="P4"><text:tab/>: ID</text:p>
      <text:p text:style-name="P4"><text:tab/>: <text:span text:style-name="T2">Login</text:span></text:p>
      <text:p text:style-name="P4"><text:tab/>: <text:span text:style-name="T2">Mot de passe</text:span></text:p>
      <text:p text:style-name="P4"><text:tab/>: Prénom</text:p>
      <text:p text:style-name="P4"><text:tab/>: Nom</text:p>
      <text:p text:style-name="P4"><text:tab/>: Age</text:p>
      <text:p text:style-name="P4"><text:tab/>: <text:span text:style-name="T1">Sexe</text:span></text:p>
      <text:p text:style-name="P4"><text:tab/>: Adresse mail</text:p>
      <text:p text:style-name="P4"><text:tab/>: Numéro de téléphone (optionnel)</text:p>
      <text:p text:style-name="P4"/>
      <text:p text:style-name="P4">- Film BDD :</text:p>
      <text:p text:style-name="P4"><text:tab/>: ID</text:p>
      <text:p text:style-name="P4"><text:tab/>: Titre du film</text:p>
      <text:p text:style-name="P4"><text:tab/>: Genre</text:p>
      <text:p text:style-name="P4"><text:tab/>: Année de sortie</text:p>
      <text:p text:style-name="P4"><text:tab/>: Réalisateur du film</text:p>
      <text:p text:style-name="P4"/>
      <text:p text:style-name="P4">- <text:span text:style-name="T13">Cinéma :</text:span></text:p>
      <text:p text:style-name="P4"><text:tab/>: <text:span text:style-name="T20">ID du cinéma</text:span></text:p>
      <text:p text:style-name="P4"><text:tab/>: <text:span text:style-name="T13">Adresse</text:span></text:p>
      <text:p text:style-name="P4"><text:tab/>: <text:span text:style-name="T14">Ville</text:span></text:p>
      <text:p text:style-name="P4"/>
      <text:p text:style-name="P4">- <text:span text:style-name="T9">Séance :</text:span></text:p>
      <text:p text:style-name="P13"><text:soft-page-break/><text:tab/>: <text:span text:style-name="T15">ID film</text:span></text:p>
      <text:p text:style-name="P4"><text:tab/>: <text:span text:style-name="T16">Adresse</text:span></text:p>
      <text:p text:style-name="P4"><text:tab/>: <text:span text:style-name="T19">Capacité</text:span></text:p>
      <text:p text:style-name="P4"><text:tab/>: <text:span text:style-name="T9">Numéro de la places </text:span></text:p>
      <text:p text:style-name="P4"><text:tab/>: <text:span text:style-name="T15">Numéro de salle<text:tab/></text:span></text:p>
      <text:p text:style-name="P4"><text:tab/>: <text:span text:style-name="T15">Numéro de séance</text:span></text:p>
      <text:p text:style-name="P4"><text:tab/>: <text:span text:style-name="T15">Heure de début</text:span></text:p>
      <text:p text:style-name="P4"><text:tab/>: <text:span text:style-name="T15">Heure de fin</text:span></text:p>
      <text:p text:style-name="P4">- <text:span text:style-name="T16">Salle :</text:span></text:p>
      <text:p text:style-name="P4"><text:tab/>: <text:span text:style-name="T21">ID de la salle</text:span></text:p>
      <text:p text:style-name="P4"><text:tab/>: <text:span text:style-name="T22">ID du cinéma</text:span></text:p>
      <text:p text:style-name="P4"><text:tab/>: <text:span text:style-name="T16">Adresse</text:span></text:p>
      <text:p text:style-name="P4"><text:tab/>: <text:span text:style-name="T17">Numéro de la salle</text:span></text:p>
      <text:p text:style-name="P4"><text:tab/>: <text:span text:style-name="T18">Capacité</text:span></text:p>
      <text:p text:style-name="P4"/>
      <text:p text:style-name="P4"/>
      <text:p text:style-name="P3">- Livrable 1 : document en pdf du cahier des charges à déposer sur moodle dans la rubrique Livrable-1- sous la forme « Cahier des charges-Nom1-Nom2.pdf » </text:p>
      <text:p text:style-name="P2"/>
      <text:p text:style-name="P2"/>
      <text:p text:style-name="P2"/>
      <text:p text:style-name="P2"/>
      <text:p text:style-name="P2"/>
      <text:p text:style-name="P2"/>
      <text:p text:style-name="P2">- Conclusion</text:p>
      <text:p text:style-name="P2">- Bilan</text:p>
      <text:p text:style-name="P2">- Références</text:p>
      <text:p text:style-name="P2">- Annexes ( ici vous insérez tous les scripts que vous avez développés dans toutes les étapes précédentes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4:51:28.219000000</meta:creation-date>
    <dc:date>2022-06-01T11:24:02.524000000</dc:date>
    <meta:editing-duration>PT3H23M19S</meta:editing-duration>
    <meta:editing-cycles>31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63" meta:word-count="386" meta:character-count="2123" meta:non-whitespace-character-count="1762"/>
  </office:meta>
</office:document-meta>
</file>